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44b42"/>
    </style:style>
    <style:style style:name="T1" style:family="text">
      <style:text-properties officeooo:rsid="00044b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 was born and grew up</text:span> in London but since 2016, I've lived in Tokyo, Seoul and Fukuoka while working as an English teacher. <text:line-break/><text:line-break/>I love traveling and, though I enjoy teaching, want a career that will challenge me and allow me to be more flexible and creative. While searching for a career change, I took a few free online courses and stumbled upon CS50 on edX which helped me write my first ‘hello world’ code. From there I discovered the world of coding and began teaching myself HTML, CSS and Javascript using other free online resources such as Codecademy, FreeCodeCamp, Flat Iron School's free prep course and The Odin Project. </text:p>
      <text:p text:style-name="P1"/>
      <text:p text:style-name="P1"><text:span text:style-name="T1">Started learning on Udemy but miss collaboration and working with peers to work out a problem</text:span></text:p>
      <text:p text:style-name="P1"><text:span text:style-name="T1">Love learning languages</text:span><text:line-break/><text:line-break/>I enjoy being creative and love the process of figuring out a difficult problem and getting that euphoric feeling when, after days of trying to get your code to work, something finally clicks! Since getting into coding a few months ago, I’ve been absorbing as much information as I can about it through podcasts, books and online video tutorials and am eager to see where this takes me? <text:line-break/><text:line-break/>In my free time, you can find me reading a good book with a cup of tea, exploring a new neighborhood or doing something else interest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6T19:13:20.597176445</meta:creation-date>
    <dc:date>2019-12-06T19:14:59.485420577</dc:date>
    <meta:editing-duration>PT1M43S</meta:editing-duration>
    <meta:editing-cycles>1</meta:editing-cycles>
    <meta:document-statistic meta:table-count="0" meta:image-count="0" meta:object-count="0" meta:page-count="1" meta:paragraph-count="3" meta:word-count="224" meta:character-count="1275" meta:non-whitespace-character-count="1047"/>
    <meta:generator>LibreOffice/6.0.7.3$Linux_X86_64 LibreOffice_project/00m0$Build-3</meta:generator>
  </office:meta>
</office:document-meta>
</file>